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>
        <style:tab-stops>
          <style:tab-stop style:position="0.6547in"/>
        </style:tab-stops>
      </style:paragraph-properties>
      <style:text-properties fo:color="#000000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fo:font-weight="normal" officeooo:paragraph-rsid="000f7be7" fo:background-color="transparent" style:font-style-asian="italic" style:font-weight-asian="normal" style:language-complex="ar" style:country-complex="SA" style:font-weight-complex="normal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officeooo:rsid="000f7be7" officeooo:paragraph-rsid="000f7be7" style:font-style-asian="italic" style:language-complex="ar" style:country-complex="SA" style:font-weight-complex="bold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officeooo:rsid="000e2478" officeooo:paragraph-rsid="000e2478" style:font-weight-asian="bold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snap-to-layout-grid="false"/>
      <style:text-properties fo:color="#000000" style:font-name="Times New Roman" fo:font-weight="normal" officeooo:rsid="000e2478" officeooo:paragraph-rsid="000e2478" fo:background-color="transparent" style:font-weight-asian="normal" style:font-weight-complex="normal"/>
    </style:style>
    <style:style style:name="P15" style:family="paragraph" style:parent-style-name="UC_5f_NormalAzul">
      <style:paragraph-properties fo:margin-left="0in" fo:margin-right="0in" fo:text-indent="0in" style:auto-text-indent="false" style:snap-to-layout-grid="false"/>
      <style:text-properties fo:color="#000000" style:font-name="Times New Roman" fo:font-weight="bold" officeooo:rsid="000e2478" officeooo:paragraph-rsid="000e2478" style:font-weight-asian="bold" style:font-weight-complex="bold"/>
    </style:style>
    <style:style style:name="P16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7" style:family="paragraph" style:parent-style-name="Standard" style:list-style-name="L1">
      <style:paragraph-properties style:snap-to-layout-grid="false"/>
    </style:style>
    <style:style style:name="P18" style:family="paragraph" style:parent-style-name="Standard" style:list-style-name="L1">
      <style:paragraph-properties style:snap-to-layout-grid="false"/>
      <style:text-properties fo:color="#000000" fo:font-weight="bold" style:font-weight-asian="bold"/>
    </style:style>
    <style:style style:name="P19" style:family="paragraph" style:parent-style-name="Standard" style:list-style-name="L1">
      <style:paragraph-properties style:snap-to-layout-grid="false"/>
      <style:text-properties fo:color="#000000" fo:font-weight="bold" style:font-weight-asian="bold" style:font-weight-complex="bold"/>
    </style:style>
    <style:style style:name="P20" style:family="paragraph" style:parent-style-name="Standard" style:list-style-name="L1">
      <style:paragraph-properties style:snap-to-layout-grid="false"/>
      <style:text-properties fo:color="#000000"/>
    </style:style>
    <style:style style:name="P21" style:family="paragraph" style:parent-style-name="Standard" style:list-style-name="L1">
      <style:paragraph-properties style:snap-to-layout-grid="false"/>
      <style:text-properties fo:color="#000000" officeooo:rsid="000e2478" officeooo:paragraph-rsid="000e2478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3" style:family="paragraph" style:parent-style-name="Standard" style:list-style-name="L1">
      <style:paragraph-properties style:snap-to-layout-grid="false"/>
      <style:text-properties fo:color="#000000" fo:language="es" fo:country="ES" fo:font-weight="normal" officeooo:paragraph-rsid="000e2478" style:font-weight-asian="normal" style:language-complex="ar" style:country-complex="SA" style:font-weight-complex="normal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5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rsid="001bf953" officeooo:paragraph-rsid="000e2478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27" style:family="paragraph" style:parent-style-name="Standard">
      <style:paragraph-properties style:snap-to-layout-grid="false"/>
      <style:text-properties officeooo:paragraph-rsid="001196f4"/>
    </style:style>
    <style:style style:name="P28" style:family="paragraph" style:parent-style-name="Standard" style:list-style-name="L4">
      <style:paragraph-properties style:snap-to-layout-grid="false"/>
      <style:text-properties officeooo:paragraph-rsid="001196f4"/>
    </style:style>
    <style:style style:name="P29" style:family="paragraph" style:parent-style-name="UC_5f_NormalAzul" style:list-style-name="L3">
      <style:paragraph-properties style:snap-to-layout-grid="false"/>
      <style:text-properties fo:color="#0000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953" style:font-weight-asian="bold" style:font-weight-complex="bold"/>
    </style:style>
    <style:style style:name="T4" style:family="text">
      <style:text-properties fo:font-weight="bold" officeooo:rsid="001bf953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font-weight="normal" officeooo:rsid="000bb0f8" style:font-weight-asian="normal" style:font-weight-complex="normal"/>
    </style:style>
    <style:style style:name="T9" style:family="text">
      <style:text-properties fo:color="#000000" style:font-name="Times New Roman" fo:font-weight="normal" officeooo:rsid="0010bbb8" style:font-weight-asian="normal" style:font-weight-complex="normal"/>
    </style:style>
    <style:style style:name="T10" style:family="text">
      <style:text-properties fo:color="#000000" style:font-name="Times New Roman" fo:font-weight="normal" officeooo:rsid="001196f4" style:font-weight-asian="normal" style:font-weight-complex="normal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normal" officeooo:rsid="000bb0f8" style:font-weight-asian="normal" style:font-weight-complex="normal"/>
    </style:style>
    <style:style style:name="T13" style:family="text">
      <style:text-properties fo:color="#0000ff" fo:language="en" fo:country="US" fo:font-weight="bold" style:font-weight-asian="bold" style:font-weight-complex="bold"/>
    </style:style>
    <style:style style:name="T14" style:family="text">
      <style:text-properties fo:color="#0000ff" fo:language="en" fo:country="US" fo:font-weight="bold" officeooo:rsid="000f7be7" style:font-weight-asian="bold" style:font-weight-complex="bold"/>
    </style:style>
    <style:style style:name="T15" style:family="text">
      <style:text-properties fo:color="#0000ff" fo:font-weight="bold" officeooo:rsid="001bf953" style:font-weight-asian="bold" style:font-weight-complex="bold"/>
    </style:style>
    <style:style style:name="T16" style:family="text">
      <style:text-properties fo:color="#0000ff" fo:font-weight="bold" officeooo:rsid="001bf953" style:font-weight-asian="bold"/>
    </style:style>
    <style:style style:name="T17" style:family="text">
      <style:text-properties style:text-line-through-style="none" style:text-line-through-typ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text-line-through-style="none" style:text-line-through-type="none" fo:font-size="12pt" fo:language="es" fo:country="ES" fo:font-style="normal" style:text-underline-style="none" officeooo:rsid="001bf953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officeooo:rsid="000bb0f8"/>
    </style:style>
    <style:style style:name="T20" style:family="text">
      <style:text-properties fo:color="#00ccff" fo:font-weight="bold" officeooo:rsid="000bb0f8" style:font-weight-asian="bold" style:font-weight-complex="bold"/>
    </style:style>
    <style:style style:name="T21" style:family="text">
      <style:text-properties officeooo:rsid="001bf95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f953" style:font-weight-asian="normal" style:font-weight-complex="normal"/>
    </style:style>
    <style:style style:name="T24" style:family="text">
      <style:text-properties officeooo:rsid="001cc9ae" style:font-weight-complex="bold"/>
    </style:style>
    <style:style style:name="T25" style:family="text">
      <style:text-properties officeooo:rsid="001bf953" style:font-weight-complex="bold"/>
    </style:style>
    <style:style style:name="T26" style:family="text">
      <style:text-properties officeooo:rsid="000f7be7" style:font-weight-complex="bold"/>
    </style:style>
    <style:style style:name="T27" style:family="text">
      <style:text-properties officeooo:rsid="000f7b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1">Nombre del Caso de Uso: </text:span><text:span text:style-name="T12">Modificar Proyecto</text:span></text:p>
          </table:table-cell>
          <table:table-cell table:style-name="Tabla1.B1" office:value-type="string">
            <text:p text:style-name="P4"><text:span text:style-name="T1">Nro. de Caso de Uso:</text:span> <text:span text:style-name="T20">SGC-ADM-01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1">Actor Principal:</text:span><text:span text:style-name="T5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1">Objetivo:</text:span><text:span text:style-name="UC_5f_NormalAzul_20_Car"><text:span text:style-name="T6"> </text:span></text:span><text:span text:style-name="UC_5f_NormalAzul_20_Car"><text:span text:style-name="T9">Modificar</text:span></text:span><text:span text:style-name="UC_5f_NormalAzul_20_Car"><text:span text:style-name="T7"> un </text:span></text:span><text:span text:style-name="UC_5f_NormalAzul_20_Car"><text:span text:style-name="T8">proyecto</text:span></text:span><text:span text:style-name="UC_5f_NormalAzul_20_Car"><text:span text:style-name="T7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7"><text:span text:style-name="T11">Pre-condiciones:</text:span><text:span text:style-name="UC_5f_NormalAzul_20_Car"><text:span text:style-name="T6"> </text:span></text:span></text:p>
            <text:list xml:id="list3806310392578416820" text:style-name="L4">
              <text:list-item>
                <text:p text:style-name="P28"><text:span text:style-name="UC_5f_NormalAzul_20_Car"><text:span text:style-name="T7">El usuario debe haber iniciado sesión.</text:span></text:span></text:p>
              </text:list-item>
              <text:list-item>
                <text:p text:style-name="P28"><text:span text:style-name="UC_5f_NormalAzul_20_Car"><text:span text:style-name="T10">El usuario debe ser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1">Post- Condiciones:</text:span><text:span text:style-name="UC_5f_NormalAzul_20_Car"><text:span text:style-name="T6"> </text:span></text:span><text:span text:style-name="UC_5f_NormalAzul_20_Car"><text:span text:style-name="T8">Los datos del proyecto han sido modificados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502167976741013860" text:style-name="L1">
              <text:list-header>
                <text:p text:style-name="P18"/>
              </text:list-header>
            </text:list>
          </table:table-cell>
          <table:table-cell table:style-name="Tabla2.B3" office:value-type="string">
            <text:list xml:id="list3808767167809" text:continue-numbering="true" text:style-name="L1">
              <text:list-item>
                <text:p text:style-name="P17">Recibe el identificador del <text:span text:style-name="T19">proyecto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3808768151627" text:continue-numbering="true" text:style-name="L1">
              <text:list-header>
                <text:p text:style-name="P20"/>
              </text:list-header>
            </text:list>
          </table:table-cell>
          <table:table-cell table:style-name="Tabla2.A1" office:value-type="string">
            <text:list xml:id="list3808768145903" text:continue-numbering="true" text:style-name="L1">
              <text:list-item>
                <text:p text:style-name="P21">Se despliega una interfaz en forma de formulario con campos a ser completado para la modificación del proyecto.</text:p>
              </text:list-item>
            </text:list>
          </table:table-cell>
        </table:table-row>
        <table:table-row table:style-name="Tabla2.5">
          <table:table-cell table:style-name="Tabla2.A2" office:value-type="string">
            <text:list xml:id="list3808769166121" text:continue-numbering="true" text:style-name="L1">
              <text:list-item>
                <text:p text:style-name="P24"><text:span text:style-name="T21">Se completan los siguiente campos (los campos con * son obligatorios)</text:span>:</text:p>
              </text:list-item>
            </text:list>
            <text:list xml:id="list5671247772439012874" text:style-name="L2">
              <text:list-item>
                <text:p text:style-name="P25">Nombre*</text:p>
              </text:list-item>
              <text:list-item>
                <text:p text:style-name="P25">Descripción</text:p>
              </text:list-item>
              <text:list-item>
                <text:p text:style-name="P25">Comité de cambios*</text:p>
              </text:list-item>
              <text:list-item>
                <text:p text:style-name="P25">Fecha de finalización</text:p>
              </text:list-item>
            </text:list>
          </table:table-cell>
          <table:table-cell table:style-name="Tabla2.A1" office:value-type="string">
            <text:list xml:id="list3808772166010" text:continue-list="list3808769166121" text:style-name="L1">
              <text:list-header>
                <text:p text:style-name="P20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3808773152511" text:continue-numbering="true" text:style-name="L1">
              <text:list-header>
                <text:p text:style-name="P22"/>
              </text:list-header>
            </text:list>
          </table:table-cell>
          <table:table-cell table:style-name="Tabla2.B3" office:value-type="string">
            <text:list xml:id="list3808773140724" text:continue-numbering="true" text:style-name="L1">
              <text:list-item>
                <text:p text:style-name="P26">Verifica la validez de los campos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list xml:id="list3808773171893" text:continue-numbering="true" text:style-name="L1">
              <text:list-header>
                <text:p text:style-name="P22"/>
              </text:list-header>
            </text:list>
          </table:table-cell>
          <table:table-cell table:style-name="Tabla2.B3" office:value-type="string">
            <text:list xml:id="list3808774164488" text:continue-numbering="true" text:style-name="L1">
              <text:list-item>
                <text:p text:style-name="P21">Despliega un mensaje de la <text:span text:style-name="T27">modificación</text:span> exitosa del proyecto.</text:p>
              </text:list-item>
            </text:list>
          </table:table-cell>
        </table:table-row>
        <table:table-row table:style-name="Tabla2.5">
          <table:table-cell table:style-name="Tabla2.A3" office:value-type="string">
            <text:list xml:id="list3808774150206" text:continue-numbering="true" text:style-name="L1">
              <text:list-header>
                <text:p text:style-name="P22"/>
              </text:list-header>
            </text:list>
          </table:table-cell>
          <table:table-cell table:style-name="Tabla2.B3" office:value-type="string">
            <text:list xml:id="list3808774145024" text:continue-numbering="true" text:style-name="L1">
              <text:list-item>
                <text:p text:style-name="P23">Se redirige a<text:span text:style-name="T21">l Caso de Uso</text:span> <text:span text:style-name="T2">Administración </text:span><text:span text:style-name="T3">de Proyectos y Fases</text:span><text:span text:style-name="T21"> (ir al Caso de Uso </text:span><text:span text:style-name="T15">SGC-ADM-01</text:span><text:span text:style-name="T21">)</text:span></text:p>
                <text:p text:style-name="P19"/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3"/>
            <text:p text:style-name="P15">A1. Cancelar</text:p>
            <text:p text:style-name="P14"><text:span text:style-name="Default_20_Paragraph_20_Font"><text:span text:style-name="T17">Si en los pasos 2 o 3 el usuario </text:span></text:span><text:span text:style-name="Default_20_Paragraph_20_Font"><text:span text:style-name="T18">oprime </text:span></text:span><text:span text:style-name="Default_20_Paragraph_20_Font"><text:span text:style-name="T17"><text:s/>el botón “Cancelar”, no se realizará ninguna acción y se volverá a la interfaz anterior.</text:span></text:span></text:p>
            <text:p text:style-name="P14"><text:span text:style-name="Default_20_Paragraph_20_Font"><text:span text:style-name="T17"/></text:span></text:p>
            <text:list xml:id="list4320630539119387300" text:style-name="L3">
              <text:list-header>
                <text:p text:style-name="P29"/>
              </text:list-header>
            </text:list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4.1-Error de conexión con la base de datos. <text:span text:style-name="T22">Se redirige a</text:span><text:span text:style-name="T23">l Caso de Uso</text:span><text:span text:style-name="T22"> </text:span><text:span text:style-name="T1">Administración </text:span><text:span text:style-name="T4">de Proyectos y Fases</text:span><text:span text:style-name="T23"> (ir al Caso de Uso </text:span><text:span text:style-name="T16">SGC-ADM-01</text:span><text:span text:style-name="T23">).</text:span></text:p>
            <text:p text:style-name="P10">5.1-<text:span text:style-name="T21">El sistema despliega un mensaje de error: “No ha completado los datos obligatorios.”. Vuelve al punto 3.</text:span></text:p>
            <text:p text:style-name="P9"><text:soft-page-break/><text:span text:style-name="T24">5.2-</text:span><text:span text:style-name="T25">El sistema despliega un mensaje de error: “</text:span><text:span text:style-name="T24">Error en la verificación del proyecto o la fase.</text:span><text:span text:style-name="T25">” </text:span><text:span text:style-name="T26">Vuelve al punto 3.</text:span></text:p>
            <text:p text:style-name="P7"/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pan text:style-name="T13">SG</text:span><text:span text:style-name="T14">C</text:span><text:span text:style-name="T13">-ADM-01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9</meta:editing-cycles>
    <meta:editing-duration>PT6H52M10S</meta:editing-duration>
    <dc:date>2014-03-14T00:38:08.630000000</dc:date>
    <meta:generator>LibreOffice/4.2.1.1$Windows_x86 LibreOffice_project/d7dbbd7842e6a58b0f521599204e827654e1fb8b</meta:generator>
    <meta:document-statistic meta:table-count="5" meta:image-count="0" meta:object-count="0" meta:page-count="2" meta:paragraph-count="34" meta:word-count="261" meta:character-count="1575" meta:non-whitespace-character-count="1356"/>
  </office:meta>
</office:document-meta>
</file>